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7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8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9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0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1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2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4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5 - Switch on String et Tests paramétrés 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- Test JUnit Paramétré</text:span></text:p>
            <text:p><text:span text:style-name="T2">- Inlining Cach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Effectue les tests de assertAll pour chacune des fonctions de la Stream d’interface fonctionnelle donnée en argument :</text:p>
              </text:list-item>
              <text:list-item>
                <text:p><text:span text:style-name="T4"/></text:p>
              </text:list-item>
            </text:list>
            <text:p><text:span text:style-name="T5">@ParameterizedTest</text:span></text:p>
            <text:p><text:span text:style-name="T5">@MethodSource</text:span><text:span text:style-name="T6">(</text:span><text:span text:style-name="T7">"testWithMultipleMethods"</text:span><text:span text:style-name="T6">)</text:span><text:span text:style-name="T6"><text:tab/></text:span><text:span text:style-name="T8">// Méthode à appeler</text:span></text:p>
            <text:p><text:span text:style-name="T9">public</text:span><text:span text:style-name="T10"> </text:span><text:span text:style-name="T9">void</text:span><text:span text:style-name="T10"> multipleMethod(ToIntFunction&lt;S</text:span><text:span text:style-name="T6">tring&gt; </text:span><text:span text:style-name="T11">function</text:span><text:span text:style-name="T6">) {</text:span></text:p>
            <text:p><text:span text:style-name="T12">assertAll</text:span><text:span text:style-name="T6">(</text:span></text:p>
            <text:p><text:span text:style-name="T6">()-&gt;</text:span><text:span text:style-name="T12">assertEquals</text:span><text:span text:style-name="T6">(0, </text:span><text:span text:style-name="T11">function</text:span><text:span text:style-name="T6">.applyAsInt(</text:span><text:span text:style-name="T7">"foo"</text:span><text:span text:style-name="T6">)),</text:span></text:p>
            <text:p><text:span text:style-name="T6">()-&gt;</text:span><text:span text:style-name="T12">assertEquals</text:span><text:span text:style-name="T6">(1, </text:span><text:span text:style-name="T11">function</text:span><text:span text:style-name="T6">.applyAsInt(</text:span><text:span text:style-name="T7">"bar"</text:span><text:span text:style-name="T6">)),</text:span></text:p>
            <text:p><text:span text:style-name="T6">()-&gt;</text:span><text:span text:style-name="T12">assertEquals</text:span><text:span text:style-name="T6">(2, </text:span><text:span text:style-name="T11">function</text:span><text:span text:style-name="T6">.applyAsInt(</text:span><text:span text:style-name="T7">"bazz"</text:span><text:span text:style-name="T6">)),</text:span></text:p>
            <text:p><text:span text:style-name="T6">()-&gt;</text:span><text:span text:style-name="T12">assertEquals</text:span><text:span text:style-name="T6">(-1, </text:span><text:span text:style-name="T11">function</text:span><text:span text:style-name="T6">.applyAsInt(</text:span><text:span text:style-name="T7">"autre"</text:span><text:span text:style-name="T6">))</text:span></text:p>
            <text:p><text:span text:style-name="T6">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13">Méthode appelée définit dans l’annotation </text:span>@MethodSource </text:p>
              </text:list-item>
              <text:list-item>
                <text:p>Elle renvoie la Stream d’une interface fonctionnelle</text:p>
              </text:list-item>
              <text:list-item>
                <text:p>qui correspond aux méthodes de test à appeler.</text:p>
              </text:list-item>
              <text:list-item>
                <text:p>ToIntFunction car les fonctions renvoient des int.</text:p>
              </text:list-item>
            </text:list>
            <text:p><text:span text:style-name="T6"/></text:p>
            <text:p><text:span text:style-name="T14">static</text:span><text:span text:style-name="T6"> Stream&lt;ToIntFunction&lt;String&gt;&gt; testWithMultipleMethods(){</text:span></text:p>
            <text:p><text:span text:style-name="T14">return</text:span><text:span text:style-name="T6"> Stream.</text:span><text:span text:style-name="T12">of</text:span><text:span text:style-name="T6">(StringSwitchExample::</text:span><text:span text:style-name="T12">stringSwitch</text:span><text:span text:style-name="T6">, StringSwitchExample::</text:span><text:span text:style-name="T12">stringSwitch2</text:span><text:span text:style-name="T6">, StringSwitchExample::</text:span><text:span text:style-name="T12">stringSwitch3</text:span><text:span text:style-name="T6">);</text:span><text:span text:style-name="T6"><text:tab/></text:span><text:span text:style-name="T8">// Test plusieurs méthodes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actoring (Réusinage de code)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’inlining Cache est une technique consistant à optimiser l’exécution du code en mettant en cache le précédant lookUP.</text:p>
              </text:list-item>
              <text:list-item>
                <text:p text:style-name="P6"/>
              </text:list-item>
              <text:list-item>
                <text:p text:style-name="P6">Ici, cela permet de créer notre arbre d’exécution au fur et à mesure que les méthodes soient appelées avec des Strings différentes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5H19M58S</meta:editing-duration>
    <meta:editing-cycles>283</meta:editing-cycles>
    <meta:generator>LibreOffice/6.0.7.3$Linux_X86_64 LibreOffice_project/00m0$Build-3</meta:generator>
    <dc:title>Alizarin</dc:title>
    <dc:date>2019-10-23T20:14:07.128142177</dc:date>
    <meta:document-statistic meta:object-count="59"/>
  </office:meta>
</office:document-meta>
</file>